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75cm" fo:min-width="0.897cm"/>
    </style:style>
    <style:style style:name="gr11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cm" fo:min-width="0.8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start"/>
      <style:text-properties fo:color="#ff0000" fo:font-size="10pt" style:font-size-asian="10pt" style:font-size-complex="10pt"/>
    </style:style>
    <style:style style:name="P10" style:family="paragraph">
      <style:text-properties fo:color="#ff0000" fo:font-size="10pt" style:font-size-asian="10pt" style:font-size-complex="10pt"/>
    </style:style>
    <style:style style:name="P11" style:family="paragraph">
      <style:text-properties fo:color="#0000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9.001cm" svg:y="4.175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2" draw:id="id2" draw:layer="layout" svg:width="3.175cm" svg:height="1.524cm" svg:x="9.001cm" svg:y="6.888cm">
          <text:p text:style-name="P1"><text:span text:style-name="T1">Request</text:span></text:p>
          <text:p text:style-name="P1"><text:span text:style-name="T1">Interlocking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10.589cm" svg:y1="5.699cm" svg:x2="10.589cm" svg:y2="6.888cm" draw:start-shape="id1" draw:start-glue-point="8" draw:end-shape="id2" draw:end-glue-point="4" svg:d="m10589 5699v1189" svg:viewBox="0 0 1 1190">
          <text:p/>
        </draw:connector>
        <draw:connector draw:style-name="gr3" draw:text-style-name="P1" draw:layer="layout" svg:x1="10.589cm" svg:y1="8.412cm" svg:x2="10.589cm" svg:y2="9.763cm" draw:start-shape="id2" draw:start-glue-point="8" draw:end-shape="id3" draw:end-glue-point="4" svg:d="m10589 8412v1351" svg:viewBox="0 0 1 1352">
          <text:p/>
        </draw:connector>
        <draw:custom-shape draw:style-name="gr1" draw:text-style-name="P2" xml:id="id3" draw:id="id3" draw:layer="layout" svg:width="3.175cm" svg:height="1.524cm" svg:x="9.001cm" svg:y="9.763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3" draw:layer="layout" svg:width="2.159cm" svg:height="1.039cm" svg:x="10.679cm" svg:y="8.443cm">
          <draw:text-box>
            <text:p><text:span text:style-name="T1">Clearance Obtained</text:span></text:p>
          </draw:text-box>
        </draw:frame>
        <draw:custom-shape draw:style-name="gr1" draw:text-style-name="P2" xml:id="id4" draw:id="id4" draw:layer="layout" svg:width="3.175cm" svg:height="1.524cm" svg:x="6.588cm" svg:y="13.192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001cm" svg:y1="10.525cm" svg:x2="8.176cm" svg:y2="13.192cm" draw:start-shape="id3" draw:start-glue-point="6" draw:end-shape="id4" draw:end-glue-point="4" svg:d="m9001 10525c-550 0-825 889-825 2667" svg:viewBox="0 0 826 2668">
          <text:p/>
        </draw:connector>
        <draw:frame draw:style-name="gr5" draw:text-style-name="P6" draw:layer="layout" svg:width="4.21cm" svg:height="1.039cm" svg:x="4.918cm" svg:y="11.645cm">
          <draw:text-box>
            <text:p text:style-name="P4"><text:span text:style-name="T1">Approach Block = </text:span></text:p>
            <text:p text:style-name="P5"><text:span text:style-name="T1">Clear</text:span></text:p>
          </draw:text-box>
        </draw:frame>
        <draw:custom-shape draw:style-name="gr1" draw:text-style-name="P2" xml:id="id6" draw:id="id6" draw:layer="layout" svg:width="3.175cm" svg:height="2.921cm" svg:x="13.7cm" svg:y="13.319cm">
          <text:p text:style-name="P1"><text:span text:style-name="T1">Home Signal = </text:span></text:p>
          <text:p text:style-name="P1"><text:span text:style-name="T1">Red</text:span></text:p>
          <text:p text:style-name="P1"><text:span text:style-name="T1">Interlocking </text:span></text:p>
          <text:p text:style-name="P1"><text:span text:style-name="T1">Occupi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9.298cm" svg:y1="13.415cm" svg:x2="10.589cm" svg:y2="11.287cm" draw:start-shape="id4" draw:start-glue-point="11" draw:end-shape="id3" draw:end-glue-point="8" svg:d="m9298 13415c0-1762 1291-699 1291-2128" svg:viewBox="0 0 1292 2129">
          <text:p/>
        </draw:connector>
        <draw:frame draw:style-name="gr5" draw:text-style-name="P6" draw:layer="layout" svg:width="4.953cm" svg:height="0.725cm" svg:x="9.255cm" svg:y="12.494cm">
          <draw:text-box>
            <text:p text:style-name="P4"><text:span text:style-name="T1">Approach Block = Occupied</text:span></text:p>
          </draw:text-box>
        </draw:frame>
        <draw:frame draw:style-name="gr5" draw:text-style-name="P7" draw:layer="layout" svg:width="2.94cm" svg:height="0.725cm" svg:x="8.112cm" svg:y="15.769cm">
          <draw:text-box>
            <text:p text:style-name="P4"><text:span text:style-name="T1">Timeout</text:span></text:p>
          </draw:text-box>
        </draw:frame>
        <draw:connector draw:style-name="gr3" draw:text-style-name="P1" draw:layer="layout" draw:type="curve" svg:x1="8.176cm" svg:y1="14.716cm" svg:x2="9.89cm" svg:y2="18.272cm" draw:start-shape="id4" draw:start-glue-point="8" draw:end-shape="id5" draw:end-glue-point="6" svg:d="m8176 14716c0 2371 571 3556 1714 3556" svg:viewBox="0 0 1715 3557">
          <text:p/>
        </draw:connector>
        <draw:connector draw:style-name="gr3" draw:text-style-name="P1" draw:layer="layout" draw:type="curve" svg:x1="12.176cm" svg:y1="10.525cm" svg:x2="15.288cm" svg:y2="13.319cm" draw:start-shape="id3" draw:start-glue-point="10" draw:end-shape="id6" draw:end-glue-point="4" svg:d="m12176 10525c2075 0 3112 931 3112 2794" svg:viewBox="0 0 3113 2795">
          <text:p/>
        </draw:connector>
        <draw:frame draw:style-name="gr6" draw:text-style-name="P7" draw:layer="layout" svg:width="3.81cm" svg:height="1.039cm" svg:x="11.16cm" svg:y="11.264cm">
          <draw:text-box>
            <text:p text:style-name="P5"><text:span text:style-name="T1">Interlocking Block = </text:span></text:p>
            <text:p text:style-name="P5"><text:span text:style-name="T1">Occupied</text:span></text:p>
          </draw:text-box>
        </draw:frame>
        <draw:connector draw:style-name="gr3" draw:text-style-name="P1" draw:layer="layout" draw:type="curve" svg:x1="9.763cm" svg:y1="13.954cm" svg:x2="13.7cm" svg:y2="14.78cm" draw:start-shape="id4" draw:start-glue-point="10" draw:end-shape="id6" draw:end-glue-point="6" svg:d="m9763 13954c2952 0 984 826 3937 826" svg:viewBox="0 0 3938 827">
          <text:p/>
        </draw:connector>
        <draw:frame draw:style-name="gr7" draw:text-style-name="P7" draw:layer="layout" svg:width="4.699cm" svg:height="1.039cm" svg:x="10.017cm" svg:y="13.423cm">
          <draw:text-box>
            <text:p text:style-name="P5"><text:span text:style-name="T1">Interlocking Block = Occupied</text:span></text:p>
          </draw:text-box>
        </draw:frame>
        <draw:custom-shape draw:style-name="gr2" draw:text-style-name="P2" xml:id="id5" draw:id="id5" draw:layer="layout" svg:width="3.937cm" svg:height="2.032cm" svg:x="9.89cm" svg:y="17.256cm">
          <text:p text:style-name="P1"><text:span text:style-name="T1">Reset;</text:span></text:p>
          <text:p text:style-name="P1"><text:span text:style-name="T1">Relinquish Clearance; </text:span></text:p>
          <text:p text:style-name="P1"><text:span text:style-name="T1">Lockout opposite </text:span></text:p>
          <text:p text:style-name="P1"><text:span text:style-name="T1">approach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15.288cm" svg:y1="16.24cm" svg:x2="13.827cm" svg:y2="18.272cm" draw:start-shape="id6" draw:start-glue-point="8" draw:end-shape="id5" draw:end-glue-point="10" svg:d="m15288 16240c0 1355-487 2032-1461 2032" svg:viewBox="0 0 1462 2033">
          <text:p/>
        </draw:connector>
        <draw:frame draw:style-name="gr5" draw:text-style-name="P6" draw:layer="layout" svg:width="5.461cm" svg:height="1.433cm" svg:x="14.97cm" svg:y="17.601cm">
          <draw:text-box>
            <text:p text:style-name="P4"><text:span text:style-name="T1">(!Simulated &amp;&amp; Interlocking Block = Clear) || (Simulated &amp;&amp; <text:s/>t = simTotalTime)</text:span></text:p>
          </draw:text-box>
        </draw:frame>
        <draw:frame draw:style-name="gr5" draw:text-style-name="P6" draw:layer="layout" svg:width="5.334cm" svg:height="1.039cm" svg:x="10.679cm" svg:y="5.772cm">
          <draw:text-box>
            <text:p text:style-name="P4"><text:span text:style-name="T1">Approach Block = Occupied &amp;&amp; Turnout = Approach Block</text:span></text:p>
          </draw:text-box>
        </draw:frame>
        <draw:frame draw:style-name="gr8" draw:text-style-name="P3" draw:layer="layout" svg:width="19.463cm" svg:height="2.221cm" svg:x="1.127cm" svg:y="20.887cm">
          <draw:text-box>
            <text:p><text:span text:style-name="T2">Notes:</text:span></text:p>
            <text:p><text:span text:style-name="T1">Interlocking block detect should have extra debounce to make sure interlocking = clear is actually real, not just a gap between cars.</text:span></text:p>
            <text:p><text:span text:style-name="T1"/></text:p>
            <text:p><text:span text:style-name="T1">What to do if a train stops with a gap over the interlocking sensor, allowing the machine to clear the interlocking?</text:span></text:p>
          </draw:text-box>
        </draw:frame>
        <draw:connector draw:style-name="gr9" draw:text-style-name="P8" draw:layer="layout" draw:type="curve" svg:x1="9.001cm" svg:y1="4.937cm" svg:x2="9.001cm" svg:y2="7.65cm" draw:start-shape="id1" draw:start-glue-point="6" draw:end-shape="id2" draw:end-glue-point="6" svg:d="m9001 4937c-753 0-753 2713 0 2713" svg:viewBox="0 0 566 2714">
          <text:p/>
        </draw:connector>
        <draw:frame draw:style-name="gr10" draw:text-style-name="P9" draw:layer="layout" svg:width="4.191cm" svg:height="1.039cm" svg:x="5.191cm" svg:y="6.311cm">
          <draw:text-box>
            <text:p text:style-name="P4"><text:span text:style-name="T3">Simulated Train = </text:span></text:p>
            <text:p text:style-name="P5"><text:span text:style-name="T3">Start</text:span></text:p>
          </draw:text-box>
        </draw:frame>
        <draw:custom-shape draw:style-name="gr11" draw:text-style-name="P2" xml:id="id7" draw:id="id7" draw:layer="layout" svg:width="3.175cm" svg:height="1.524cm" svg:x="16.621cm" svg:y="11.414cm">
          <text:p text:style-name="P1"><text:span text:style-name="T1">Start Simulated</text:span></text:p>
          <text:p text:style-name="P1"><text:span text:style-name="T1">Train Tim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8" draw:layer="layout" draw:type="curve" svg:x1="12.176cm" svg:y1="10.525cm" svg:x2="17.086cm" svg:y2="11.637cm" draw:start-shape="id3" draw:start-glue-point="10" draw:end-shape="id7" draw:end-glue-point="5" svg:d="m12176 10525c3274 0 4910 370 4910 1112" svg:viewBox="0 0 4911 1113">
          <text:p/>
        </draw:connector>
        <draw:frame draw:style-name="gr12" draw:text-style-name="P10" draw:layer="layout" svg:width="4.191cm" svg:height="0.645cm" svg:x="13.454cm" svg:y="10.017cm">
          <draw:text-box>
            <text:p><text:span text:style-name="T3">Simulated Train = True</text:span></text:p>
          </draw:text-box>
        </draw:frame>
        <draw:connector draw:style-name="gr9" draw:text-style-name="P8" draw:layer="layout" draw:type="curve" svg:x1="18.209cm" svg:y1="12.938cm" svg:x2="16.875cm" svg:y2="14.78cm" draw:start-shape="id7" draw:start-glue-point="8" draw:end-shape="id6" draw:end-glue-point="10" svg:d="m18209 12938c0 1228-444 1842-1334 1842" svg:viewBox="0 0 1335 1843">
          <text:p/>
        </draw:connector>
        <draw:frame draw:style-name="gr10" draw:text-style-name="P9" draw:layer="layout" svg:width="3.461cm" svg:height="1.039cm" svg:x="17.351cm" svg:y="14.626cm">
          <draw:text-box>
            <text:p text:style-name="P4"><text:span text:style-name="T3">t = simApproachTime</text:span></text:p>
          </draw:text-box>
        </draw:frame>
        <draw:frame draw:style-name="gr13" draw:text-style-name="P11" draw:layer="layout" svg:width="2.593cm" svg:height="0.645cm" svg:x="12.25cm" svg:y="4.615cm">
          <draw:text-box>
            <text:p><text:span text:style-name="T4">STATE_IDLE</text:span></text:p>
          </draw:text-box>
        </draw:frame>
        <draw:frame draw:style-name="gr13" draw:text-style-name="P11" draw:layer="layout" svg:width="3.495cm" svg:height="0.645cm" svg:x="12.25cm" svg:y="7.328cm">
          <draw:text-box>
            <text:p><text:span text:style-name="T4">STATE_REQUEST</text:span></text:p>
          </draw:text-box>
        </draw:frame>
        <draw:frame draw:style-name="gr13" draw:text-style-name="P11" draw:layer="layout" svg:width="3.973cm" svg:height="0.645cm" svg:x="11.595cm" svg:y="9.526cm">
          <draw:text-box>
            <text:p><text:span text:style-name="T4">STATE_CLEARANCE</text:span></text:p>
          </draw:text-box>
        </draw:frame>
        <draw:frame draw:style-name="gr14" draw:text-style-name="P11" draw:layer="layout" svg:width="3.393cm" svg:height="0.645cm" svg:x="8.366cm" svg:y="14.716cm">
          <draw:text-box>
            <text:p><text:span text:style-name="T4">STATE_TIMEOUT</text:span></text:p>
          </draw:text-box>
        </draw:frame>
        <draw:frame draw:style-name="gr14" draw:text-style-name="P11" draw:layer="layout" svg:width="2.898cm" svg:height="0.645cm" svg:x="17.279cm" svg:y="10.779cm">
          <draw:text-box>
            <text:p><text:span text:style-name="T4">STATE_TIMER</text:span></text:p>
          </draw:text-box>
        </draw:frame>
        <draw:frame draw:style-name="gr14" draw:text-style-name="P11" draw:layer="layout" svg:width="3.647cm" svg:height="0.645cm" svg:x="15.605cm" svg:y="16.103cm">
          <draw:text-box>
            <text:p><text:span text:style-name="T4">STATE_OCCUPIED</text:span></text:p>
          </draw:text-box>
        </draw:frame>
        <draw:frame draw:style-name="gr14" draw:text-style-name="P11" draw:layer="layout" svg:width="2.991cm" svg:height="0.645cm" svg:x="12.303cm" svg:y="19.288cm">
          <draw:text-box>
            <text:p><text:span text:style-name="T4">STATE_CLEAR</text:span></text:p>
          </draw:text-box>
        </draw:frame>
        <draw:connector draw:style-name="gr3" draw:text-style-name="P1" draw:layer="layout" draw:type="curve" draw:line-skew="0cm -5.848cm -1.914cm" svg:x1="10.466cm" svg:y1="18.991cm" svg:x2="10.589cm" svg:y2="4.175cm" draw:start-shape="id5" draw:start-glue-point="7" draw:end-shape="id1" draw:end-glue-point="4" svg:d="m10466 18991c0 1198-7815 799-7815-8216s7938-10222 7938-6600" svg:viewBox="0 0 7939 17210">
          <text:p/>
        </draw:connector>
        <draw:connector draw:style-name="gr3" draw:text-style-name="P1" draw:layer="layout" draw:type="curve" draw:line-skew="-2.358cm -0.37cm" svg:x1="6.588cm" svg:y1="13.954cm" svg:x2="9.466cm" svg:y2="4.398cm" draw:start-shape="id4" draw:start-glue-point="6" draw:end-shape="id1" draw:end-glue-point="5" svg:d="m6588 13954c-4290 0-3575-5325-1783-8125s4661-3072 4661-1431" svg:viewBox="0 0 6069 10569">
          <text:p/>
        </draw:connector>
        <draw:connector draw:style-name="gr3" draw:text-style-name="P1" draw:layer="layout" draw:type="curve" draw:line-skew="-3.247cm" svg:x1="9.001cm" svg:y1="10.525cm" svg:x2="9.466cm" svg:y2="4.398cm" draw:start-shape="id3" draw:start-glue-point="6" draw:end-shape="id1" draw:end-glue-point="5" svg:d="m9001 10525c-5623 0-4686-3426-3164-5229s3629-1984 3629-898" svg:viewBox="0 0 4796 6800">
          <text:p/>
        </draw:connector>
        <draw:frame draw:style-name="gr5" draw:text-style-name="P6" draw:layer="layout" svg:width="4.953cm" svg:height="1.039cm" svg:x="4.81cm" svg:y="8.239cm">
          <draw:text-box>
            <text:p text:style-name="P4"><text:span text:style-name="T1">Has turnout &amp;&amp; </text:span><text:span text:style-name="T1"><text:line-break/></text:span><text:span text:style-name="T1">Turnout changed</text:span></text:p>
          </draw:text-box>
        </draw:frame>
        <draw:frame draw:style-name="gr5" draw:text-style-name="P6" draw:layer="layout" svg:width="5.842cm" svg:height="1.433cm" svg:x="-6.747cm" svg:y="16.748cm">
          <draw:text-box>
            <text:p text:style-name="P4"><text:span text:style-name="T1">(Lockout timer expired &amp;&amp; Opposite Approach Block = Clear) <text:s/>|| Opposite turnout changed</text:span></text:p>
          </draw:text-box>
        </draw:frame>
        <draw:frame draw:style-name="gr5" draw:text-style-name="P6" draw:layer="layout" svg:width="4.953cm" svg:height="1.039cm" svg:x="3.286cm" svg:y="10.398cm">
          <draw:text-box>
            <text:p text:style-name="P4"><text:span text:style-name="T1">Has turnout &amp;&amp; </text:span><text:span text:style-name="T1"><text:line-break/></text:span><text:span text:style-name="T1">Turnout changed</text:span></text:p>
          </draw:text-box>
        </draw:frame>
        <draw:custom-shape draw:style-name="gr1" draw:text-style-name="P2" draw:layer="layout" svg:width="3.175cm" svg:height="1.524cm" svg:x="-4.447cm" svg:y="19.415cm">
          <text:p text:style-name="P1"><text:span text:style-name="T1">Lockout </text:span></text:p>
          <text:p text:style-name="P1"><text:span text:style-name="T1">opposite direc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11" draw:layer="layout" svg:width="3.542cm" svg:height="0.645cm" svg:x="-4.193cm" svg:y="18.78cm">
          <draw:text-box>
            <text:p><text:span text:style-name="T4">STATE_LOCK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etersen</meta:initial-creator>
    <meta:creation-date>2013-12-26T17:55:44</meta:creation-date>
    <dc:date>2014-01-07T14:34:47</dc:date>
    <dc:creator>Michael Petersen</dc:creator>
    <meta:editing-duration>PT14H31M18S</meta:editing-duration>
    <meta:editing-cycles>49</meta:editing-cycles>
    <meta:generator>LibreOffice/4.0.2.2$Linux_X86_64 LibreOffice_project/400m0$Build-2</meta:generator>
    <meta:printed-by>Michael Petersen</meta:printed-by>
    <meta:print-date>2014-01-01T18:00:53</meta:print-date>
    <meta:document-statistic meta:object-count="45"/>
  </office:meta>
</office:document-meta>
</file>